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b5d" officeooo:paragraph-rsid="001fbb5d"/>
    </style:style>
    <style:style style:name="P2" style:family="paragraph" style:parent-style-name="Standard">
      <style:text-properties officeooo:rsid="00209931" officeooo:paragraph-rsid="00209931"/>
    </style:style>
    <style:style style:name="T1" style:family="text">
      <style:text-properties officeooo:rsid="002163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1:</text:p>
      <text:p text:style-name="P1"/>
      <text:p text:style-name="P1">Implemented the Downhill Simplex algorithm. But our algorithm does not find the right minima every run. So because we could not find the mistake / bug, we decided to hand in the current version. </text:p>
      <text:p text:style-name="P1">Additionally we plotted a histogram of 3000 runs, in which one can see, that the algorithm finds most time the correct minima. (~ at (-3,0), (3,0), (0,3) and (0,-3))</text:p>
      <text:p text:style-name="P1">You can have a look in the code, there are some comments about the structure, about we think it is correct.</text:p>
      <text:p text:style-name="P1"/>
      <text:p text:style-name="P1">Task2:</text:p>
      <text:p text:style-name="P1">a) Implemented the algor<text:span text:style-name="T1">it</text:span>hm. Our chosen target function is a product of two two-dimensional gaussians (bivariate normal). </text:p>
      <text:p text:style-name="P1">As you can see in the plot, it generates the correct function.</text:p>
      <text:p text:style-name="P1"/>
      <text:p text:style-name="P1">b) If one wants to find the minima of a function with the Metropolis-Hastings MCMC, one has to adjust the Proposal function some times. You can get stuck if it <text:span text:style-name="T1">doest</text:span> fit (e.g. to small Prop. Function). Also it would be helpful to combine different chains with different starting values. </text:p>
      <text:p text:style-name="P2">And a proposal function, which helps to generate values in the direction of the greatest descent is helpfu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3:40:27.600384979</meta:creation-date>
    <dc:date>2017-06-22T13:54:52.679960501</dc:date>
    <meta:editing-duration>PT3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83" meta:character-count="1059" meta:non-whitespace-character-count="882"/>
  </office:meta>
</office:document-meta>
</file>